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8a5c" officeooo:paragraph-rsid="00068a5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ring.h&gt;</text:p>
      <text:p text:style-name="Standard"><text:s/></text:p>
      <text:p text:style-name="Standard">int main()</text:p>
      <text:p text:style-name="Standard">{</text:p>
      <text:p text:style-name="Standard"><text:s text:c="2"/><text:tab/>char str[100];</text:p>
      <text:p text:style-name="Standard"><text:s text:c="2"/><text:tab/>int i, j, len, startIndex, endIndex;</text:p>
      <text:p text:style-name="Standard"><text:s/></text:p>
      <text:p text:style-name="Standard"><text:s text:c="2"/><text:tab/>printf("\n Please Enter any String : <text:s/>");</text:p>
      <text:p text:style-name="Standard"><text:s text:c="2"/><text:tab/>gets(str);</text:p>
      <text:p text:style-name="Standard"><text:s text:c="2"/><text:tab/></text:p>
      <text:p text:style-name="Standard"><text:s text:c="2"/><text:tab/>len = strlen(str);</text:p>
      <text:p text:style-name="Standard"><text:s text:c="2"/><text:tab/>endIndex = len - 1;</text:p>
      <text:p text:style-name="Standard"><text:s text:c="2"/><text:tab/></text:p>
      <text:p text:style-name="Standard"><text:s text:c="2"/><text:tab/>printf("\n ***** <text:s/>Given String in Reverse Order <text:s/>***** \n"); <text:tab/> <text:s text:c="2"/><text:tab/></text:p>
      <text:p text:style-name="Standard"><text:s text:c="2"/><text:tab/>for(i = len - 1; i &gt;= 0; i--)</text:p>
      <text:p text:style-name="Standard"><text:tab/>{</text:p>
      <text:p text:style-name="Standard"><text:tab/><text:tab/>if(str[i] == ' ' || i == 0)</text:p>
      <text:p text:style-name="Standard"><text:tab/><text:tab/>{</text:p>
      <text:p text:style-name="Standard"><text:tab/><text:tab/><text:tab/>if(i == 0)</text:p>
      <text:p text:style-name="Standard"><text:tab/><text:tab/><text:tab/>{</text:p>
      <text:p text:style-name="Standard"><text:tab/><text:tab/><text:tab/><text:tab/>startIndex = 0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startIndex = i + 1;</text:p>
      <text:p text:style-name="Standard"><text:tab/><text:tab/><text:tab/>}</text:p>
      <text:p text:style-name="Standard"><text:tab/><text:tab/><text:tab/>for(j = startIndex; j &lt;= endIndex; j++)</text:p>
      <text:p text:style-name="Standard"><text:tab/><text:tab/><text:tab/>{</text:p>
      <text:p text:style-name="Standard"><text:tab/><text:tab/><text:tab/><text:tab/>printf("%c", str[j]);</text:p>
      <text:p text:style-name="Standard"><text:tab/><text:tab/><text:tab/>}</text:p>
      <text:p text:style-name="Standard"><text:tab/><text:tab/><text:tab/>endIndex = i - 1;</text:p>
      <text:p text:style-name="Standard"><text:tab/><text:tab/><text:tab/>printf(" ");<text:tab/><text:tab/><text:tab/><text:tab/></text:p>
      <text:p text:style-name="Standard"><text:tab/><text:tab/>} </text:p>
      <text:p text:style-name="Standard"><text:tab/>}</text:p>
      <text:p text:style-name="Standard"><text:tab/></text:p>
      <text:p text:style-name="Standard"><text:s text:c="2"/><text:tab/>return 0;</text:p>
      <text:p text:style-name="Standard">}</text:p>
      <text:p text:style-name="Standard"/>
      <text:p text:style-name="Standard"/>
      <text:p text:style-name="Standard"/>
      <text:p text:style-name="P1">Output <text:s/>:</text:p>
      <text:p text:style-name="P1"/>
      <text:p text:style-name="P1"/>
      <text:p text:style-name="P1">Please Enter any String : <text:s/>welcome to my world</text:p>
      <text:p text:style-name="P1"/>
      <text:p text:style-name="P1"><text:s/>***** <text:s/>Given String in Reverse Order <text:s/>***** </text:p>
      <text:p text:style-name="P1">world my to welcom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3:25:21.492099054</meta:creation-date>
    <dc:date>2022-09-20T13:28:50.052971720</dc:date>
    <meta:editing-duration>PT3M28S</meta:editing-duration>
    <meta:editing-cycles>1</meta:editing-cycles>
    <meta:document-statistic meta:table-count="0" meta:image-count="0" meta:object-count="0" meta:page-count="1" meta:paragraph-count="42" meta:word-count="121" meta:character-count="679" meta:non-whitespace-character-count="486"/>
    <meta:generator>LibreOffice/6.4.7.2$Linux_X86_64 LibreOffice_project/40$Build-2</meta:generator>
  </office:meta>
</office:document-meta>
</file>